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EmbeddedDatabase/content.xml" manifest:media-type="text/xml"/>
  <manifest:file-entry manifest:full-path="EmbeddedDatabase/settings.xml" manifest:media-type="text/xml"/>
  <manifest:file-entry manifest:full-path="EmbeddedDatabase/" manifest:version="1.3" manifest:media-type="application/vnd.oasis.opendocument.base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officeooo:rsid="0018fe37" officeooo:paragraph-rsid="0018fe37" style:font-size-asian="36pt" style:font-size-complex="36pt"/>
    </style:style>
    <style:style style:name="P2" style:family="paragraph" style:parent-style-name="Standard">
      <style:paragraph-properties fo:text-align="center" style:justify-single-word="false"/>
      <style:text-properties fo:font-size="18pt" officeooo:rsid="0018fe37" officeooo:paragraph-rsid="0018fe37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officeooo:rsid="0018fe37" officeooo:paragraph-rsid="0018fe37" style:font-size-asian="15.75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21pt" officeooo:rsid="0018fe37" officeooo:paragraph-rsid="0018fe37" style:font-size-asian="18.3500003814697pt" style:font-size-complex="21pt"/>
    </style:style>
    <style:style style:name="P5" style:family="paragraph" style:parent-style-name="Standard">
      <style:paragraph-properties fo:text-align="start" style:justify-single-word="false"/>
      <style:text-properties fo:font-size="18pt" officeooo:rsid="0018fe37" officeooo:paragraph-rsid="002268ae" style:font-size-asian="15.75pt" style:font-size-complex="18pt"/>
    </style:style>
    <style:style style:name="T1" style:family="text">
      <style:text-properties fo:font-size="21pt" style:font-size-asian="21pt" style:font-size-complex="2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PLOMA</text:p>
      <text:p text:style-name="P1"/>
      <text:p text:style-name="P2">IES JOAN RAMIS I RAMIS</text:p>
      <text:p text:style-name="P2"/>
      <text:p text:style-name="P5"><text:tab/><text:tab/><text:tab/><text:tab/><text:tab/><text:tab/><text:tab/><text:tab/><text:span text:style-name="T1">Sergi Martin Server</text:span></text:p>
      <text:p text:style-name="P2"/>
      <text:p text:style-name="P2">Ha realizado la formación y superado todas la pruebas exigidas. Siendo por lo tanto </text:p>
      <text:p text:style-name="P2"/>
      <text:p text:style-name="P2"/>
      <text:p text:style-name="P4">DIPLOMADO EN SISTEMAS MICROINFORMÁTICOS Y REDES</text:p>
      <text:p text:style-name="P4"/>
      <text:p text:style-name="P2">Islas Baleares, España, Mahón, 11/11/2022</text:p>
      <text:p text:style-name="P2"/>
      <text:p text:style-name="P2"/>
      <text:p text:style-name="P3"/>
      <text:p text:style-name="P3"/>
      <text:p text:style-name="P3"/>
      <text:p text:style-name="P3">Sergi Martin Server<text:tab/><text:tab/>Joan Carreras <text:tab/><text:tab/><text:tab/><text:tab/><text:tab/><text:tab/><text:tab/><text:tab/>Raquel Taltavul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1T08:56:56.096000000</meta:creation-date>
    <dc:date>2022-11-25T09:15:31.278477705</dc:date>
    <meta:editing-duration>PT26M5S</meta:editing-duration>
    <meta:editing-cycles>3</meta:editing-cycles>
    <meta:generator>LibreOffice/7.3.6.2$Linux_X86_64 LibreOffice_project/30$Build-2</meta:generator>
    <meta:document-statistic meta:table-count="0" meta:image-count="0" meta:object-count="0" meta:page-count="1" meta:paragraph-count="7" meta:word-count="41" meta:character-count="287" meta:non-whitespace-character-count="235"/>
  </office:meta>
</office:document-meta>
</file>

<file path=EmbeddedDatabase/content.xml><?xml version="1.0" encoding="utf-8"?>
<office:document-content xmlns:db="urn:oasis:names:tc:opendocument:xmlns:database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/>
  <office:automatic-styles/>
  <office:body>
    <office:database>
      <db:data-source>
        <db:connection-data>
          <db:database-description>
            <db:file-based-database xlink:href="../../../../../Sin%20título%201.ods/" db:media-type="application/vnd.oasis.opendocument.spreadsheet"/>
          </db:database-description>
          <db:login db:is-password-required="false"/>
        </db:connection-data>
        <db:driver-settings db:system-driver-settings="" db:base-dn="" db:parameter-name-substitution="false"/>
        <db:application-connection-settings db:is-table-name-length-limited="false" db:append-table-alias-name="false" db:max-row-count="100">
          <db:table-filter>
            <db:table-include-filter>
              <db:table-filter-pattern>%</db:table-filter-pattern>
            </db:table-include-filter>
          </db:table-filter>
        </db:application-connection-settings>
      </db:data-source>
    </office:database>
  </office:body>
</office:document-content>
</file>